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949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00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1.74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2.023cm"/>
    </style:style>
    <style:style style:name="co31" style:family="table-column">
      <style:table-column-properties fo:break-before="auto" style:column-width="1.887cm"/>
    </style:style>
    <style:style style:name="co32" style:family="table-column">
      <style:table-column-properties fo:break-before="auto" style:column-width="1.598cm"/>
    </style:style>
    <style:style style:name="co33" style:family="table-column">
      <style:table-column-properties fo:break-before="auto" style:column-width="1.804cm"/>
    </style:style>
    <style:style style:name="co34" style:family="table-column">
      <style:table-column-properties fo:break-before="auto" style:column-width="1.859cm"/>
    </style:style>
    <style:style style:name="co35" style:family="table-column">
      <style:table-column-properties fo:break-before="auto" style:column-width="0.626cm"/>
    </style:style>
    <style:style style:name="co36" style:family="table-column">
      <style:table-column-properties fo:break-before="auto" style:column-width="1.443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2.614cm"/>
    </style:style>
    <style:style style:name="co39" style:family="table-column">
      <style:table-column-properties fo:break-before="auto" style:column-width="4.801cm"/>
    </style:style>
    <style:style style:name="co40" style:family="table-column">
      <style:table-column-properties fo:break-before="auto" style:column-width="3.821cm"/>
    </style:style>
    <style:style style:name="co41" style:family="table-column">
      <style:table-column-properties fo:break-before="auto" style:column-width="2.328cm"/>
    </style:style>
    <style:style style:name="co42" style:family="table-column">
      <style:table-column-properties fo:break-before="auto" style:column-width="0.725cm"/>
    </style:style>
    <style:style style:name="co43" style:family="table-column">
      <style:table-column-properties fo:break-before="auto" style:column-width="1.988cm"/>
    </style:style>
    <style:style style:name="co44" style:family="table-column">
      <style:table-column-properties fo:break-before="auto" style:column-width="1.923cm"/>
    </style:style>
    <style:style style:name="co45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3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8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10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fo:color="#111111" style:font-name="Verdan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8F/SenF", </text:p>
            <text:p>"date": "Vendredi 05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18f_senf_2024/dist/", </text:p>
            <text:p>"titre_QRcode": "Tournoi En Salle FCVL futsal U18F/SenF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8F_SenF"</text:span><text:span text:style-name="T4">,</text:span></text:p>
            <text:p><text:span text:style-name="T6">"nomlong"</text:span><text:span text:style-name="T4">: </text:span><text:span text:style-name="T5">"U18/Seniors Féminines"</text:span><text:span text:style-name="T4">,</text:span></text:p>
            <text:p><text:span text:style-name="T6">"texthoraire"</text:span><text:span text:style-name="T4">: </text:span><text:span text:style-name="T5">"Rdv 19h15 - Début 19h45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NA"</text:span><text:span text:style-name="T4">,</text:span></text:p>
            <text:p><text:span text:style-name="T6">"nomlong"</text:span><text:span text:style-name="T4">: </text:span><text:span text:style-name="T5">" "</text:span><text:span text:style-name="T4">,</text:span></text:p>
            <text:p><text:span text:style-name="T6">"texthoraire"</text:span><text:span text:style-name="T4">: </text:span><text:span text:style-name="T5">" 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8f_senf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SENFG1</text:p>
          </table:table-cell>
          <table:table-cell table:style-name="ce37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7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<text:span text:style-name="T9">SENF</text:span>G2</text:p>
          </table:table-cell>
          <table:table-cell table:style-name="ce37" office:value-type="string" calcext:value-type="string">
            <text:p>CHANGE CS 1</text:p>
          </table:table-cell>
          <table:table-cell table:style-name="ce37" office:value-type="string" calcext:value-type="string">
            <text:p>CHANGE 1</text:p>
          </table:table-cell>
          <table:table-cell table:style-name="ce37" office:value-type="string" calcext:value-type="string">
            <text:p>chang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<text:span text:style-name="T9">SENF</text:span>G3</text:p>
          </table:table-cell>
          <table:table-cell table:style-name="ce52" office:value-type="string" calcext:value-type="string">
            <text:p>VILLIERS AU BOUIN-2</text:p>
          </table:table-cell>
          <table:table-cell table:style-name="ce37" office:value-type="string" calcext:value-type="string">
            <text:p>VILLIERS 2</text:p>
          </table:table-cell>
          <table:table-cell table:style-name="ce52" office:value-type="string" calcext:value-type="string">
            <text:p>villiers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<text:span text:style-name="T9">SENF</text:span>G4</text:p>
          </table:table-cell>
          <table:table-cell table:style-name="ce37" office:value-type="string" calcext:value-type="string">
            <text:p>GF VAL DE SARTHE</text:p>
          </table:table-cell>
          <table:table-cell table:style-name="ce37" office:value-type="string" calcext:value-type="string">
            <text:p>VAL DE SARTHE</text:p>
          </table:table-cell>
          <table:table-cell table:style-name="ce37" office:value-type="string" calcext:value-type="string">
            <text:p>valdesarth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5</text:p>
          </table:table-cell>
          <table:table-cell table:style-name="ce37" office:value-type="string" calcext:value-type="string">
            <text:p>FC VAL DU LOIR</text:p>
          </table:table-cell>
          <table:table-cell table:style-name="ce37" office:value-type="string" calcext:value-type="string">
            <text:p>FCVL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6</text:p>
          </table:table-cell>
          <table:table-cell table:style-name="ce52" office:value-type="string" calcext:value-type="string">
            <text:p>VILLIERS AU BOUIN-1</text:p>
          </table:table-cell>
          <table:table-cell table:style-name="ce37" office:value-type="string" calcext:value-type="string">
            <text:p>VILLIERS 1</text:p>
          </table:table-cell>
          <table:table-cell table:style-name="ce38" office:value-type="string" calcext:value-type="string">
            <text:p>villiers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7</text:p>
          </table:table-cell>
          <table:table-cell table:style-name="ce37" office:value-type="string" calcext:value-type="string">
            <text:p>CHANGE CS 2</text:p>
          </table:table-cell>
          <table:table-cell table:style-name="ce37" office:value-type="string" calcext:value-type="string">
            <text:p>CHANGE 2</text:p>
          </table:table-cell>
          <table:table-cell table:style-name="ce37" office:value-type="string" calcext:value-type="string">
            <text:p>chang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8</text:p>
          </table:table-cell>
          <table:table-cell table:style-name="ce37" office:value-type="string" calcext:value-type="string">
            <text:p>A.S. PAYS DE RACAN</text:p>
          </table:table-cell>
          <table:table-cell table:style-name="ce37" office:value-type="string" calcext:value-type="string">
            <text:p>PAYS DE RACAN</text:p>
          </table:table-cell>
          <table:table-cell table:style-name="ce37" office:value-type="string" calcext:value-type="string">
            <text:p>paysderacan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 table:number-columns-repeated="2"/>
          <table:table-cell table:style-name="ce37" table:number-columns-repeated="2"/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/>
          <table:table-cell table:style-name="ce52"/>
          <table:table-cell table:style-name="ce37"/>
          <table:table-cell table:style-name="ce38"/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 table:number-columns-repeated="4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17" table:default-cell-style-name="ce13"/>
        <table:table-column table:style-name="co18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15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9H45M00S" calcext:value-type="time">
            <text:p>19:4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SENFG1" calcext:value-type="string">
            <text:p>SENFG1</text:p>
          </table:table-cell>
          <table:table-cell table:style-name="ce68" table:formula="of:=[$lesequipes.$F$10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SENFG2" calcext:value-type="string">
            <text:p>SENFG2</text:p>
          </table:table-cell>
          <table:table-cell table:style-name="ce70" table:formula="of:=[$lesequipes.$F$11]" office:value-type="string" office:string-value="CHANGE 1" calcext:value-type="string">
            <text:p>CHANGE 1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9H54M00S" calcext:value-type="time">
            <text:p>19:54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SENFG5" calcext:value-type="string">
            <text:p>SENFG5</text:p>
          </table:table-cell>
          <table:table-cell table:style-name="ce68" table:formula="of:=[$lesequipes.$F$14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SENFG6" calcext:value-type="string">
            <text:p>SENFG6</text:p>
          </table:table-cell>
          <table:table-cell table:style-name="ce70" table:formula="of:=[$lesequipes.$F$15]" office:value-type="string" office:string-value="VILLIERS 1" calcext:value-type="string">
            <text:p>VILLIERS 1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5]+[.$A$6]" office:value-type="time" office:time-value="PT20H03M00S" calcext:value-type="time">
            <text:p>20:03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SENFG3" calcext:value-type="string">
            <text:p>SENFG3</text:p>
          </table:table-cell>
          <table:table-cell table:style-name="ce68" table:formula="of:=[$lesequipes.$F$12]" office:value-type="string" office:string-value="VILLIERS 2" calcext:value-type="string">
            <text:p>VILLIERS 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SENFG4" calcext:value-type="string">
            <text:p>SENFG4</text:p>
          </table:table-cell>
          <table:table-cell table:style-name="ce70" table:formula="of:=[$lesequipes.$F$13]" office:value-type="string" office:string-value="VAL DE SARTHE" calcext:value-type="string">
            <text:p>VAL DE SARTHE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20H12M00S" calcext:value-type="time">
            <text:p>20:1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SENFG7" calcext:value-type="string">
            <text:p>SENFG7</text:p>
          </table:table-cell>
          <table:table-cell table:style-name="ce70" table:formula="of:=[$lesequipes.$F$16]" office:value-type="string" office:string-value="CHANGE 2" calcext:value-type="string">
            <text:p>CHANGE 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SENFG8" calcext:value-type="string">
            <text:p>SENFG8</text:p>
          </table:table-cell>
          <table:table-cell table:style-name="ce70" table:formula="of:=[$lesequipes.$F$17]" office:value-type="string" office:string-value="PAYS DE RACAN" calcext:value-type="string">
            <text:p>PAYS DE RACAN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7]+[.$A$6]" office:value-type="time" office:time-value="PT20H21M00S" calcext:value-type="time">
            <text:p>20:2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SENFG2" calcext:value-type="string">
            <text:p>SENFG2</text:p>
          </table:table-cell>
          <table:table-cell table:style-name="ce70" table:formula="of:=[$lesequipes.$F$11]" office:value-type="string" office:string-value="CHANGE 1" calcext:value-type="string">
            <text:p>CHANGE 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SENFG4" calcext:value-type="string">
            <text:p>SENFG4</text:p>
          </table:table-cell>
          <table:table-cell table:style-name="ce70" table:formula="of:=[$lesequipes.$F$13]" office:value-type="string" office:string-value="VAL DE SARTHE" calcext:value-type="string">
            <text:p>VAL DE SARTHE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20H30M00S" calcext:value-type="time">
            <text:p>20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SENFG6" calcext:value-type="string">
            <text:p>SENFG6</text:p>
          </table:table-cell>
          <table:table-cell table:style-name="ce70" table:formula="of:=[$lesequipes.$F$15]" office:value-type="string" office:string-value="VILLIERS 1" calcext:value-type="string">
            <text:p>VILLIERS 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SENFG8" calcext:value-type="string">
            <text:p>SENFG8</text:p>
          </table:table-cell>
          <table:table-cell table:style-name="ce70" table:formula="of:=[$lesequipes.$F$17]" office:value-type="string" office:string-value="PAYS DE RACAN" calcext:value-type="string">
            <text:p>PAYS DE RACAN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9]+[.$A$6]" office:value-type="time" office:time-value="PT20H39M00S" calcext:value-type="time">
            <text:p>20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SENFG1" calcext:value-type="string">
            <text:p>SENFG1</text:p>
          </table:table-cell>
          <table:table-cell table:style-name="ce68" table:formula="of:=[$lesequipes.$F$10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SENFG3" calcext:value-type="string">
            <text:p>SENFG3</text:p>
          </table:table-cell>
          <table:table-cell table:style-name="ce68" table:formula="of:=[$lesequipes.$F$12]" office:value-type="string" office:string-value="VILLIERS 2" calcext:value-type="string">
            <text:p>VILLIERS 2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20H48M00S" calcext:value-type="time">
            <text:p>20:48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SENFG5" calcext:value-type="string">
            <text:p>SENFG5</text:p>
          </table:table-cell>
          <table:table-cell table:style-name="ce68" table:formula="of:=[$lesequipes.$F$14]" office:value-type="string" office:string-value="FCVL" calcext:value-type="string">
            <text:p>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SENFG7" calcext:value-type="string">
            <text:p>SENFG7</text:p>
          </table:table-cell>
          <table:table-cell table:style-name="ce70" table:formula="of:=[$lesequipes.$F$16]" office:value-type="string" office:string-value="CHANGE 2" calcext:value-type="string">
            <text:p>CHANGE 2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1]+[.$A$6]" office:value-type="time" office:time-value="PT20H57M00S" calcext:value-type="time">
            <text:p>20:57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SENFG2" calcext:value-type="string">
            <text:p>SENFG2</text:p>
          </table:table-cell>
          <table:table-cell table:style-name="ce70" table:formula="of:=[$lesequipes.$F$11]" office:value-type="string" office:string-value="CHANGE 1" calcext:value-type="string">
            <text:p>CHANGE 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SENFG3" calcext:value-type="string">
            <text:p>SENFG3</text:p>
          </table:table-cell>
          <table:table-cell table:style-name="ce68" table:formula="of:=[$lesequipes.$F$12]" office:value-type="string" office:string-value="VILLIERS 2" calcext:value-type="string">
            <text:p>VILLIERS 2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21H06M00S" calcext:value-type="time">
            <text:p>21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SENFG7" calcext:value-type="string">
            <text:p>SENFG7</text:p>
          </table:table-cell>
          <table:table-cell table:style-name="ce70" table:formula="of:=[$lesequipes.$F$16]" office:value-type="string" office:string-value="CHANGE 2" calcext:value-type="string">
            <text:p>CHANGE 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SENFG6" calcext:value-type="string">
            <text:p>SENFG6</text:p>
          </table:table-cell>
          <table:table-cell table:style-name="ce70" table:formula="of:=[$lesequipes.$F$15]" office:value-type="string" office:string-value="VILLIERS 1" calcext:value-type="string">
            <text:p>VILLIERS 1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1" table:content-validation-name="val2" office:value-type="string" calcext:value-type="string">
            <text:p>1-GLC</text:p>
          </table:table-cell>
          <table:table-cell table:style-name="ce62" table:formula="of:=[.E13]+[.$A$6]" office:value-type="time" office:time-value="PT21H15M00S" calcext:value-type="time">
            <text:p>21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SENFG4" calcext:value-type="string">
            <text:p>SENFG4</text:p>
          </table:table-cell>
          <table:table-cell table:style-name="ce70" table:formula="of:=[$lesequipes.$F$13]" office:value-type="string" office:string-value="VAL DE SARTHE" calcext:value-type="string">
            <text:p>VAL DE SARTH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SENFG1" calcext:value-type="string">
            <text:p>SENFG1</text:p>
          </table:table-cell>
          <table:table-cell table:style-name="ce68" table:formula="of:=[$lesequipes.$F$10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21H24M00S" calcext:value-type="time">
            <text:p>21:24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SENFG8" calcext:value-type="string">
            <text:p>SENFG8</text:p>
          </table:table-cell>
          <table:table-cell table:style-name="ce70" table:formula="of:=[$lesequipes.$F$17]" office:value-type="string" office:string-value="PAYS DE RACAN" calcext:value-type="string">
            <text:p>PAYS DE 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SENFG5" calcext:value-type="string">
            <text:p>SENFG5</text:p>
          </table:table-cell>
          <table:table-cell table:style-name="ce68" table:formula="of:=[$lesequipes.$F$14]" office:value-type="string" office:string-value="FCVL" calcext:value-type="string">
            <text:p>FCVL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15]+[.$A$6]" office:value-type="time" office:time-value="PT21H33M00S" calcext:value-type="time">
            <text:p>21:33:00</text:p>
          </table:table-cell>
          <table:table-cell table:style-name="ce64" office:value-type="string" calcext:value-type="string">
            <text:p>cat</text:p>
          </table:table-cell>
          <table:table-cell table:style-name="ce58"/>
          <table:table-cell table:style-name="ce58" office:value-type="string" calcext:value-type="string">
            <text:p>P</text:p>
          </table:table-cell>
          <table:table-cell table:style-name="ce58" table:number-columns-repeated="8"/>
        </table:table-row>
        <table:table-row table:style-name="ro3" table:number-rows-repeated="1048559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15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8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8F_SenF" calcext:value-type="string">
            <text:p>U18F_SenF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29" office:value-type="string" calcext:value-type="string" table:number-columns-spanned="3" table:number-rows-spanned="1">
            <text:p>buts</text:p>
          </table:table-cell>
          <table:covered-table-cell table:style-name="ce129"/>
          <table:covered-table-cell/>
          <table:table-cell table:style-name="ce132" office:value-type="string" calcext:value-type="string" table:number-columns-spanned="3" table:number-rows-spanned="1">
            <text:p>match1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2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3</text:p>
          </table:table-cell>
          <table:covered-table-cell table:style-name="ce13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0]" office:value-type="string" office:string-value="SENFG1" calcext:value-type="string">
            <text:p>SENFG1</text:p>
          </table:table-cell>
          <table:table-cell table:style-name="ce108" table:formula="of:=[$lesequipes.$F10]" office:value-type="string" office:string-value="COC" calcext:value-type="string">
            <text:p>COC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0]" office:value-type="float" office:value="0" calcext:value-type="float">
            <text:p>0</text:p>
          </table:table-cell>
          <table:table-cell table:style-name="cat1_5f_PA_5f_stype" table:formula="of:=[$matchspoules.L10]" office:value-type="float" office:value="0" calcext:value-type="float">
            <text:p>0</text:p>
          </table:table-cell>
          <table:table-cell table:style-name="cat1_5f_PA_5f_stype" table:formula="of:=[$matchspoules.M10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1]" office:value-type="string" office:string-value="SENFG2" calcext:value-type="string">
            <text:p>SENFG2</text:p>
          </table:table-cell>
          <table:table-cell table:style-name="ce108" table:formula="of:=[$lesequipes.$F11]" office:value-type="string" office:string-value="CHANGE 1" calcext:value-type="string">
            <text:p>CHANGE 1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8]" office:value-type="float" office:value="0" calcext:value-type="float">
            <text:p>0</text:p>
          </table:table-cell>
          <table:table-cell table:style-name="cat1_5f_PA_5f_stype" table:formula="of:=[$matchspoules.L8]" office:value-type="float" office:value="0" calcext:value-type="float">
            <text:p>0</text:p>
          </table:table-cell>
          <table:table-cell table:style-name="cat1_5f_PA_5f_stype" table:formula="of:=[$matchspoules.M8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2]" office:value-type="string" office:string-value="SENFG3" calcext:value-type="string">
            <text:p>SENFG3</text:p>
          </table:table-cell>
          <table:table-cell table:style-name="ce108" table:formula="of:=[$lesequipes.$F12]" office:value-type="string" office:string-value="VILLIERS 2" calcext:value-type="string">
            <text:p>VILLIERS 2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0]" office:value-type="float" office:value="0" calcext:value-type="float">
            <text:p>0</text:p>
          </table:table-cell>
          <table:table-cell table:style-name="cat1_5f_PA_5f_stype" table:formula="of:=[$matchspoules.M10]" office:value-type="float" office:value="0" calcext:value-type="float">
            <text:p>0</text:p>
          </table:table-cell>
          <table:table-cell table:style-name="cat1_5f_PA_5f_stype" table:formula="of:=[$matchspoules.L10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3]" office:value-type="string" office:string-value="SENFG4" calcext:value-type="string">
            <text:p>SENFG4</text:p>
          </table:table-cell>
          <table:table-cell table:style-name="ce108" table:formula="of:=[$lesequipes.$F13]" office:value-type="string" office:string-value="VAL DE SARTHE" calcext:value-type="string">
            <text:p>VAL DE SARTHE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8]" office:value-type="float" office:value="0" calcext:value-type="float">
            <text:p>0</text:p>
          </table:table-cell>
          <table:table-cell table:style-name="cat1_5f_PA_5f_stype" table:formula="of:=[$matchspoules.M8]" office:value-type="float" office:value="0" calcext:value-type="float">
            <text:p>0</text:p>
          </table:table-cell>
          <table:table-cell table:style-name="cat1_5f_PA_5f_stype" table:formula="of:=[$matchspoules.L8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4</text:p>
          </table:table-cell>
          <table:table-cell/>
          <table:table-cell table:style-name="ce110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8F_SenF" calcext:value-type="string">
            <text:p>U18F_SenF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29" office:value-type="string" calcext:value-type="string" table:number-columns-spanned="3" table:number-rows-spanned="1">
            <text:p>buts</text:p>
          </table:table-cell>
          <table:covered-table-cell table:style-name="ce129"/>
          <table:covered-table-cell/>
          <table:table-cell table:style-name="ce132" office:value-type="string" calcext:value-type="string" table:number-columns-spanned="3" table:number-rows-spanned="1">
            <text:p>match1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2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3</text:p>
          </table:table-cell>
          <table:covered-table-cell table:style-name="ce13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4]" office:value-type="string" office:string-value="SENFG5" calcext:value-type="string">
            <text:p>SENFG5</text:p>
          </table:table-cell>
          <table:table-cell table:style-name="ce110" table:formula="of:=[$lesequipes.$F14]" office:value-type="string" office:string-value="FCVL" calcext:value-type="string">
            <text:p>FCVL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1]" office:value-type="float" office:value="0" calcext:value-type="float">
            <text:p>0</text:p>
          </table:table-cell>
          <table:table-cell table:style-name="cat1_5f_PB_5f_stype" table:formula="of:=[$matchspoules.L11]" office:value-type="float" office:value="0" calcext:value-type="float">
            <text:p>0</text:p>
          </table:table-cell>
          <table:table-cell table:style-name="cat1_5f_PB_5f_stype" table:formula="of:=[$matchspoules.M11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5]" office:value-type="string" office:string-value="SENFG6" calcext:value-type="string">
            <text:p>SENFG6</text:p>
          </table:table-cell>
          <table:table-cell table:style-name="ce110" table:formula="of:=[$lesequipes.$F15]" office:value-type="string" office:string-value="VILLIERS 1" calcext:value-type="string">
            <text:p>VILLIERS 1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9]" office:value-type="float" office:value="0" calcext:value-type="float">
            <text:p>0</text:p>
          </table:table-cell>
          <table:table-cell table:style-name="cat1_5f_PB_5f_stype" table:formula="of:=[$matchspoules.L9]" office:value-type="float" office:value="0" calcext:value-type="float">
            <text:p>0</text:p>
          </table:table-cell>
          <table:table-cell table:style-name="cat1_5f_PB_5f_stype" table:formula="of:=[$matchspoules.M9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6]" office:value-type="string" office:string-value="SENFG7" calcext:value-type="string">
            <text:p>SENFG7</text:p>
          </table:table-cell>
          <table:table-cell table:style-name="ce110" table:formula="of:=[$lesequipes.$F16]" office:value-type="string" office:string-value="CHANGE 2" calcext:value-type="string">
            <text:p>CHANGE 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1]" office:value-type="float" office:value="0" calcext:value-type="float">
            <text:p>0</text:p>
          </table:table-cell>
          <table:table-cell table:style-name="cat1_5f_PB_5f_stype" table:formula="of:=[$matchspoules.M11]" office:value-type="float" office:value="0" calcext:value-type="float">
            <text:p>0</text:p>
          </table:table-cell>
          <table:table-cell table:style-name="cat1_5f_PB_5f_stype" table:formula="of:=[$matchspoules.L11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7]" office:value-type="string" office:string-value="SENFG8" calcext:value-type="string">
            <text:p>SENFG8</text:p>
          </table:table-cell>
          <table:table-cell table:style-name="ce110" table:formula="of:=[$lesequipes.$F17]" office:value-type="string" office:string-value="PAYS DE RACAN" calcext:value-type="string">
            <text:p>PAYS DE RACAN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9]" office:value-type="float" office:value="0" calcext:value-type="float">
            <text:p>0</text:p>
          </table:table-cell>
          <table:table-cell table:style-name="cat1_5f_PB_5f_stype" table:formula="of:=[$matchspoules.M9]" office:value-type="float" office:value="0" calcext:value-type="float">
            <text:p>0</text:p>
          </table:table-cell>
          <table:table-cell table:style-name="cat1_5f_PB_5f_stype" table:formula="of:=[$matchspoules.L9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NA" calcext:value-type="string">
            <text:p>NA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29" office:value-type="string" calcext:value-type="string" table:number-columns-spanned="3" table:number-rows-spanned="1">
            <text:p>buts</text:p>
          </table:table-cell>
          <table:covered-table-cell table:style-name="ce129"/>
          <table:covered-table-cell/>
          <table:table-cell table:style-name="ce132" office:value-type="string" calcext:value-type="string" table:number-columns-spanned="3" table:number-rows-spanned="1">
            <text:p>match1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2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3</text:p>
          </table:table-cell>
          <table:covered-table-cell table:style-name="ce13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float" office:value="0" calcext:value-type="float">
            <text:p>0</text:p>
          </table:table-cell>
          <table:table-cell table:style-name="ce77" table:formula="of:=[$lesequipes.$F18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19]+[.O19]+[.R19]" office:value-type="string" office:string-value="" calcext:value-type="error">
            <text:p>#RÉF !</text:p>
          </table:table-cell>
          <table:table-cell table:style-name="cat2_5f_PA_5f_stype" table:formula="of:=[.J19]-[.K19]" office:value-type="string" office:string-value="" calcext:value-type="error">
            <text:p>#RÉF !</text:p>
          </table:table-cell>
          <table:table-cell table:style-name="cat2_5f_PA_5f_stype" table:formula="of:=[.M19]+[.P19]+[.S19]" office:value-type="string" office:string-value="" calcext:value-type="error">
            <text:p>#RÉF !</text:p>
          </table:table-cell>
          <table:table-cell table:style-name="cat2_5f_PA_5f_stype" table:formula="of:=[.N19]+[.Q19]+[.T19]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float" office:value="0" calcext:value-type="float">
            <text:p>0</text:p>
          </table:table-cell>
          <table:table-cell table:style-name="ce77" table:formula="of:=[$lesequipes.$F19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20]+[.O20]+[.R20]" office:value-type="string" office:string-value="" calcext:value-type="error">
            <text:p>#RÉF !</text:p>
          </table:table-cell>
          <table:table-cell table:style-name="cat2_5f_PA_5f_stype" table:formula="of:=[.J20]-[.K20]" office:value-type="string" office:string-value="" calcext:value-type="error">
            <text:p>#RÉF !</text:p>
          </table:table-cell>
          <table:table-cell table:style-name="cat2_5f_PA_5f_stype" table:formula="of:=[.M20]+[.P20]+[.S20]" office:value-type="string" office:string-value="" calcext:value-type="error">
            <text:p>#RÉF !</text:p>
          </table:table-cell>
          <table:table-cell table:style-name="cat2_5f_PA_5f_stype" table:formula="of:=[.N20]+[.Q20]+[.T20]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float" office:value="0" calcext:value-type="float">
            <text:p>0</text:p>
          </table:table-cell>
          <table:table-cell table:style-name="ce77" table:formula="of:=[$lesequipes.$F20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21]+[.O21]+[.R21]" office:value-type="string" office:string-value="" calcext:value-type="error">
            <text:p>#RÉF !</text:p>
          </table:table-cell>
          <table:table-cell table:style-name="cat2_5f_PA_5f_stype" table:formula="of:=[.J21]-[.K21]" office:value-type="string" office:string-value="" calcext:value-type="error">
            <text:p>#RÉF !</text:p>
          </table:table-cell>
          <table:table-cell table:style-name="cat2_5f_PA_5f_stype" table:formula="of:=[.M21]+[.P21]+[.S21]" office:value-type="string" office:string-value="" calcext:value-type="error">
            <text:p>#RÉF !</text:p>
          </table:table-cell>
          <table:table-cell table:style-name="cat2_5f_PA_5f_stype" table:formula="of:=[.N21]+[.Q21]+[.T21]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float" office:value="0" calcext:value-type="float">
            <text:p>0</text:p>
          </table:table-cell>
          <table:table-cell table:style-name="ce77" table:formula="of:=[$lesequipes.$F21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22]+[.O22]+[.R22]" office:value-type="string" office:string-value="" calcext:value-type="error">
            <text:p>#RÉF !</text:p>
          </table:table-cell>
          <table:table-cell table:style-name="cat2_5f_PA_5f_stype" table:formula="of:=[.J22]-[.K22]" office:value-type="string" office:string-value="" calcext:value-type="error">
            <text:p>#RÉF !</text:p>
          </table:table-cell>
          <table:table-cell table:style-name="cat2_5f_PA_5f_stype" table:formula="of:=[.M22]+[.P22]+[.S22]" office:value-type="string" office:string-value="" calcext:value-type="error">
            <text:p>#RÉF !</text:p>
          </table:table-cell>
          <table:table-cell table:style-name="cat2_5f_PA_5f_stype" table:formula="of:=[.N22]+[.Q22]+[.T22]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 table:style-name="cat2_5f_PA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NA" calcext:value-type="string">
            <text:p>NA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29" office:value-type="string" calcext:value-type="string" table:number-columns-spanned="3" table:number-rows-spanned="1">
            <text:p>buts</text:p>
          </table:table-cell>
          <table:covered-table-cell table:style-name="ce129"/>
          <table:covered-table-cell/>
          <table:table-cell table:style-name="ce132" office:value-type="string" calcext:value-type="string" table:number-columns-spanned="3" table:number-rows-spanned="1">
            <text:p>match1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2</text:p>
          </table:table-cell>
          <table:covered-table-cell table:style-name="ce132"/>
          <table:covered-table-cell table:style-name="ce88"/>
          <table:table-cell table:style-name="ce132" office:value-type="string" calcext:value-type="string" table:number-columns-spanned="3" table:number-rows-spanned="1">
            <text:p>match3</text:p>
          </table:table-cell>
          <table:covered-table-cell table:style-name="ce13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float" office:value="0" calcext:value-type="float">
            <text:p>0</text:p>
          </table:table-cell>
          <table:table-cell table:style-name="ce78" table:formula="of:=[$lesequipes.$F22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6]+[.O26]+[.R26]" office:value-type="string" office:string-value="" calcext:value-type="error">
            <text:p>#RÉF !</text:p>
          </table:table-cell>
          <table:table-cell table:style-name="cat2_5f_PB_5f_stype" table:formula="of:=[.J26]-[.K26]" office:value-type="string" office:string-value="" calcext:value-type="error">
            <text:p>#RÉF !</text:p>
          </table:table-cell>
          <table:table-cell table:style-name="cat2_5f_PB_5f_stype" table:formula="of:=[.M26]+[.P26]+[.S26]" office:value-type="string" office:string-value="" calcext:value-type="error">
            <text:p>#RÉF !</text:p>
          </table:table-cell>
          <table:table-cell table:style-name="cat2_5f_PB_5f_stype" table:formula="of:=[.N26]+[.Q26]+[.T26]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float" office:value="0" calcext:value-type="float">
            <text:p>0</text:p>
          </table:table-cell>
          <table:table-cell table:style-name="ce78" table:formula="of:=[$lesequipes.$F23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7]+[.O27]+[.R27]" office:value-type="string" office:string-value="" calcext:value-type="error">
            <text:p>#RÉF !</text:p>
          </table:table-cell>
          <table:table-cell table:style-name="cat2_5f_PB_5f_stype" table:formula="of:=[.J27]-[.K27]" office:value-type="string" office:string-value="" calcext:value-type="error">
            <text:p>#RÉF !</text:p>
          </table:table-cell>
          <table:table-cell table:style-name="cat2_5f_PB_5f_stype" table:formula="of:=[.M27]+[.P27]+[.S27]" office:value-type="string" office:string-value="" calcext:value-type="error">
            <text:p>#RÉF !</text:p>
          </table:table-cell>
          <table:table-cell table:style-name="cat2_5f_PB_5f_stype" table:formula="of:=[.N27]+[.Q27]+[.T27]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float" office:value="0" calcext:value-type="float">
            <text:p>0</text:p>
          </table:table-cell>
          <table:table-cell table:style-name="ce78" table:formula="of:=[$lesequipes.$F24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8]+[.O28]+[.R28]" office:value-type="string" office:string-value="" calcext:value-type="error">
            <text:p>#RÉF !</text:p>
          </table:table-cell>
          <table:table-cell table:style-name="cat2_5f_PB_5f_stype" table:formula="of:=[.J28]-[.K28]" office:value-type="string" office:string-value="" calcext:value-type="error">
            <text:p>#RÉF !</text:p>
          </table:table-cell>
          <table:table-cell table:style-name="cat2_5f_PB_5f_stype" table:formula="of:=[.M28]+[.P28]+[.S28]" office:value-type="string" office:string-value="" calcext:value-type="error">
            <text:p>#RÉF !</text:p>
          </table:table-cell>
          <table:table-cell table:style-name="cat2_5f_PB_5f_stype" table:formula="of:=[.N28]+[.Q28]+[.T28]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float" office:value="0" calcext:value-type="float">
            <text:p>0</text:p>
          </table:table-cell>
          <table:table-cell table:style-name="ce78" table:formula="of:=[$lesequipes.$F25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9]+[.O29]+[.R29]" office:value-type="string" office:string-value="" calcext:value-type="error">
            <text:p>#RÉF !</text:p>
          </table:table-cell>
          <table:table-cell table:style-name="cat2_5f_PB_5f_stype" table:formula="of:=[.J29]-[.K29]" office:value-type="string" office:string-value="" calcext:value-type="error">
            <text:p>#RÉF !</text:p>
          </table:table-cell>
          <table:table-cell table:style-name="cat2_5f_PB_5f_stype" table:formula="of:=[.M29]+[.P29]+[.S29]" office:value-type="string" office:string-value="" calcext:value-type="error">
            <text:p>#RÉF !</text:p>
          </table:table-cell>
          <table:table-cell table:style-name="cat2_5f_PB_5f_stype" table:formula="of:=[.N29]+[.Q29]+[.T29]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 table:style-name="cat2_5f_PB_5f_stype" table:formula="of:=#REF!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26" table:default-cell-style-name="ce13"/>
        <table:table-column table:style-name="co38" table:default-cell-style-name="ce13"/>
        <table:table-column table:style-name="co39" table:default-cell-style-name="ce13"/>
        <table:table-column table:style-name="co3" table:default-cell-style-name="ce13"/>
        <table:table-column table:style-name="co40" table:default-cell-style-name="ce13"/>
        <table:table-column table:style-name="co19" table:default-cell-style-name="ce13"/>
        <table:table-column table:style-name="co13" table:default-cell-style-name="ce13"/>
        <table:table-column table:style-name="co41" table:default-cell-style-name="ce13"/>
        <table:table-column table:style-name="co19" table:default-cell-style-name="ce13"/>
        <table:table-column table:style-name="co17" table:default-cell-style-name="ce13"/>
        <table:table-column table:style-name="co18" table:default-cell-style-name="ce1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1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$matchspoules.C15]+1" office:value-type="float" office:value="13" calcext:value-type="float">
            <text:p>1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21H35M00S" calcext:value-type="time">
            <text:p>21:3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7" table:content-validation-name="val1" table:formula="of:=IF([.M11]=&quot;V&quot;;[.K11];IF([.P11]=&quot;V&quot;;[.Q11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5" table:formula="of:=[.C4]+1" office:value-type="float" office:value="14" calcext:value-type="float">
            <text:p>14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6]" office:value-type="time" office:time-value="PT21H44M00S" calcext:value-type="time">
            <text:p>21:44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7" table:content-validation-name="val1" table:formula="of:=IF([.M11]=&quot;D&quot;;[.K11];IF([.P11]=&quot;D&quot;;[.Q11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5]+1" office:value-type="float" office:value="15" calcext:value-type="float">
            <text:p>1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5]+[.$A$6]" office:value-type="time" office:time-value="PT21H53M00S" calcext:value-type="time">
            <text:p>21:53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0]=&quot;V&quot;;[.K10];IF([.P10]=&quot;V&quot;;[.Q10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125" table:formula="of:=[.C6]+1" office:value-type="float" office:value="16" calcext:value-type="float">
            <text:p>16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6]+[.$A$6]" office:value-type="time" office:time-value="PT22H02M00S" calcext:value-type="time">
            <text:p>22:02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0]=&quot;D&quot;;[.K10];IF([.P10]=&quot;D&quot;;[.Q10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7]+1" office:value-type="float" office:value="17" calcext:value-type="float">
            <text:p>1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7]+[.$A$6]" office:value-type="time" office:time-value="PT22H11M00S" calcext:value-type="time">
            <text:p>22:11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4]=&quot;D&quot;;[.K4];IF([.P4]=&quot;D&quot;;[.Q4];&quot;&quot;))">
            <text:p/>
          </table:table-cell>
          <table:table-cell table:style-name="ce125" table:formula="of:=VLOOKUP([.K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Q8];categorie1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9]=&quot;V&quot;;[.K9];IF([.P9]=&quot;V&quot;;[.Q9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8]+1" office:value-type="float" office:value="18" calcext:value-type="float">
            <text:p>18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8]+[.$A$6]" office:value-type="time" office:time-value="PT22H20M00S" calcext:value-type="time">
            <text:p>22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9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Q9];categorie1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9]=&quot;D&quot;;[.K9];IF([.P9]=&quot;D&quot;;[.Q9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9]+1" office:value-type="float" office:value="19" calcext:value-type="float">
            <text:p>1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9]+[.$A$6]" office:value-type="time" office:time-value="PT22H29M00S" calcext:value-type="time">
            <text:p>22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6]=&quot;D&quot;;[.K6];IF([.P6]=&quot;D&quot;;[.Q6];&quot;&quot;))">
            <text:p/>
          </table:table-cell>
          <table:table-cell table:style-name="ce125" table:formula="of:=VLOOKUP([.K10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0];categorie1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8]=&quot;V&quot;;[.K8];IF([.P8]=&quot;V&quot;;[.Q8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0]+1" office:value-type="float" office:value="20" calcext:value-type="float">
            <text:p>20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6]" office:value-type="time" office:time-value="PT22H38M00S" calcext:value-type="time">
            <text:p>22:38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K11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1];categorie1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8]=&quot;D&quot;;[.K8];IF([.P8]=&quot;D&quot;;[.Q8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11]+[.$A$6]" office:value-type="time" office:time-value="PT22H47M00S" calcext:value-type="time">
            <text:p>22:47:00</text:p>
          </table:table-cell>
          <table:table-cell table:style-name="ce64" office:value-type="string" calcext:value-type="string">
            <text:p>cat</text:p>
          </table:table-cell>
          <table:table-cell table:style-name="ce58" table:number-columns-repeated="12"/>
          <table:table-cell table:number-columns-repeated="4"/>
        </table:table-row>
        <table:table-row table:style-name="ro3" table:number-rows-repeated="104856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T2:finales.T2 finales.J8:finales.R10 finales.K4:finales.R7 finales.C4:finales.I4 finales.C5:finales.H10 finales.C11:finales.R11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16" table:display-filter-buttons="true"/>
        <table:database-range table:name="__Anonymous_Sheet_DB__4" table:target-range-address="finales.D3:finales.G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8:22:32.1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29T00:57:13.200000000</dc:date>
    <meta:editing-duration>P5DT7H1M17S</meta:editing-duration>
    <meta:editing-cycles>268</meta:editing-cycles>
    <meta:generator>LibreOffice/7.5.4.2$Windows_X86_64 LibreOffice_project/36ccfdc35048b057fd9854c757a8b67ec53977b6</meta:generator>
    <meta:document-statistic meta:table-count="5" meta:cell-count="848" meta:object-count="4"/>
  </office:meta>
</office:document-meta>
</file>